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25A000000ECAFD4CBCCCC384CF8.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Luxi Sans" svg:font-family="'Luxi Sans'"/>
    <style:font-face style:name="Courier New" svg:font-family="'Courier New'" style:font-family-generic="modern"/>
    <style:font-face style:name="Arial3" svg:font-family="Arial"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4"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5"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6" style:family="paragraph" style:parent-style-name="Standard">
      <style:paragraph-properties fo:margin-left="2.501cm" fo:margin-right="0cm" fo:text-align="justify" style:justify-single-word="false" fo:text-indent="0cm" style:auto-text-indent="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7" style:family="paragraph" style:parent-style-name="Standard" style:master-page-name="Standard">
      <style:paragraph-properties fo:text-align="justify" style:justify-single-word="false" style:page-number="1"/>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list-style-name="L1"/>
    <style:style style:name="P9" style:family="paragraph" style:parent-style-name="Standard" style:list-style-name="L1">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0" style:family="paragraph" style:parent-style-name="Standard" style:list-style-name="L2">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1" style:family="paragraph" style:parent-style-name="Standard" style:list-style-name="L2">
      <style:paragraph-properties fo:text-align="justify" style:justify-single-word="false"/>
      <style:text-properties style:use-window-font-color="true" style:font-name="Arial2" fo:font-size="10.5pt" fo:language="es" fo:country="ES" fo:font-style="normal" style:text-underline-style="none" fo:font-weight="normal" officeooo:paragraph-rsid="000d5ec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2"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officeooo:paragraph-rsid="000d5ec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3"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officeooo:rsid="000d6c4b" officeooo:paragraph-rsid="000d6c4b"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4" style:family="paragraph" style:parent-style-name="Standard">
      <style:paragraph-properties fo:text-align="justify" style:justify-single-word="false"/>
      <style:text-properties officeooo:paragraph-rsid="000d5ece"/>
    </style:style>
    <style:style style:name="P15" style:family="paragraph">
      <style:paragraph-properties style:writing-mode="lr-tb"/>
    </style:style>
    <style:style style:name="P16" style:family="paragraph">
      <style:paragraph-properties style:text-autospace="none"/>
    </style:style>
    <style:style style:name="P17" style:family="paragraph">
      <loext:graphic-properties draw:fill="none" draw:fill-color="#ffffff"/>
      <style:paragraph-properties style:writing-mode="lr-tb"/>
    </style:style>
    <style:style style:name="P18" style:family="paragraph">
      <loext:graphic-properties draw:fill="none" draw:fill-color="#ffffff"/>
      <style:paragraph-properties fo:text-align="center"/>
    </style:style>
    <style:style style:name="T1" style:family="text">
      <style:text-properties style:use-window-font-color="true" style:font-name="Arial2" fo:font-size="10.5pt" fo:language="es" fo:country="ES" fo:font-style="normal" style:text-underline-style="none" fo:font-weight="bold" officeooo:rsid="000d5ece"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0d5ece" style:font-weight-asian="bold" style:font-weight-complex="bold"/>
    </style:style>
    <style:style style:name="T4" style:family="text">
      <style:text-properties fo:font-weight="bold" officeooo:rsid="000d6c4b" style:font-weight-asian="bold" style:font-weight-complex="bold"/>
    </style:style>
    <style:style style:name="T5" style:family="text">
      <style:text-properties fo:font-weight="bold" officeooo:rsid="000f5be8" style:font-weight-asian="bold" style:font-weight-complex="bold"/>
    </style:style>
    <style:style style:name="T6" style:family="text">
      <style:text-properties officeooo:rsid="000d5ece"/>
    </style:style>
    <style:style style:name="T7" style:family="text"/>
    <style:style style:name="T8"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9"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10"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11"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2cm" fo:text-indent="-0.635cm" fo:margin-left="7.7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7cm" fo:text-indent="-0.635cm" fo:margin-left="8.357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file-name text:display="name">Tareas_a_realizar_2_especialista_C</text:file-name></text:p>
      <text:p text:style-name="P2"/>
      <text:list xml:id="list6555853651607330367" text:style-name="L1">
        <text:list-item>
          <text:p text:style-name="P9">Responde a las siguientes cuestiones(25 min):</text:p>
          <text:list>
            <text:list-header>
              <text:p text:style-name="P9"><text:s/></text:p>
            </text:list-header>
            <text:list-item>
              <text:p text:style-name="P9"><text:s/>Un amigo se quiere comprar una tarjeta Wifi para su ordenador personal. Ha mirado en Amazon, pero hay términos que no entiende. Nos envía los enlaces de dos tarjetas y nos hace una serie de preguntas:</text:p>
              <text:p text:style-name="P9"><text:a xlink:type="simple" xlink:href="https://www.amazon.es/TP-LINK-TL-WN881ND-Adaptador-Express-desmontables/dp/B006BSPTAQ/ref=sr_1_3?s=computers&amp;ie=UTF8&amp;qid=1480424447&amp;sr=1-3" text:style-name="Internet_20_link" text:visited-style-name="Visited_20_Internet_20_Link">https://www.amazon.es/TP-LINK-TL-WN881ND-Adaptador-Express-desmontables/dp/B006BSPTAQ/ref=sr_1_3?s=computers&amp;ie=UTF8&amp;qid=1480424447&amp;sr=1-3</text:a></text:p>
            </text:list-item>
          </text:list>
        </text:list-item>
      </text:list>
      <text:p text:style-name="P2"/>
      <text:list xml:id="list93635500401831" text:continue-numbering="true" text:style-name="L1">
        <text:list-item>
          <text:list>
            <text:list-header>
              <text:p text:style-name="P9"><text:a xlink:type="simple" xlink:href="https://www.amazon.es/ASUS-PCE-AC56-Express-Adaptor-externa/dp/B00JNA337K/ref=sr_1_2?s=computers&amp;ie=UTF8&amp;qid=1480424447&amp;sr=1-2" text:style-name="Internet_20_link" text:visited-style-name="Visited_20_Internet_20_Link">https://www.amazon.es/ASUS-PCE-AC56-Express-Adaptor-externa/dp/B00JNA337K/ref=sr_1_2?s=computers&amp;ie=UTF8&amp;qid=1480424447&amp;sr=1-2</text:a></text:p>
              <text:p text:style-name="P9"/>
            </text:list-header>
          </text:list>
        </text:list-item>
      </text:list>
      <text:list xml:id="list3763755763406593592" text:style-name="L2">
        <text:list-item>
          <text:list>
            <text:list-item>
              <text:p text:style-name="P11">¿qué significa que mi tarjeta tenga las especificaciones 802.11n/g/b?</text:p>
            </text:list-item>
          </text:list>
        </text:list-item>
      </text:list>
      <text:p text:style-name="P12"><text:tab/><text:tab/><text:tab/>-<text:span text:style-name="T3">Una mejora en el rendimiento de red, </text:span></text:p>
      <text:p text:style-name="P12"><text:span text:style-name="T3"><text:tab/><text:tab/><text:tab/>-802.11b permite velocidades de hasta 11Mbit/s</text:span></text:p>
      <text:p text:style-name="P12"><text:span text:style-name="T3"><text:tab/><text:tab/><text:tab/>-802.11g permite velocidades de hasta 54Mbit/s</text:span></text:p>
      <text:p text:style-name="P14"><text:span text:style-name="T1"><text:tab/><text:tab/><text:tab/>-802.11n </text:span><text:span text:style-name="Strong_20_Emphasis"><text:span text:style-name="T6">MIMO hacen uso de varias antenas en un mismo router para <text:tab/><text:tab/><text:tab/>enviar y recibir datos de manera simultánea</text:span></text:span><text:span text:style-name="T3">, agilizando así la velocidad <text:tab/><text:tab/><text:tab/>de la conexión.</text:span></text:p>
      <text:list xml:id="list93636058683898" text:continue-numbering="true" text:style-name="L2">
        <text:list-item>
          <text:list>
            <text:list-item>
              <text:p text:style-name="P11"><text:s/>Compara la velocidad de transmisión máxima, el alcance máximo, las bandas de frecuencias de transmisión.</text:p>
            </text:list-item>
          </text:list>
        </text:list-item>
      </text:list>
      <text:p text:style-name="P12"><text:tab/><text:tab/><text:tab/><text:span text:style-name="T3">300Mbps/867Mbps</text:span></text:p>
      <text:list xml:id="list93634196845032" text:continue-numbering="true" text:style-name="L2">
        <text:list-item>
          <text:list>
            <text:list-item>
              <text:p text:style-name="P10">¿y 802.11ac?</text:p>
            </text:list-item>
          </text:list>
        </text:list-item>
      </text:list>
      <text:p text:style-name="P12"><text:tab/><text:tab/><text:tab/><text:span text:style-name="T4">Velocidad maxima teorica de 7Gbps</text:span></text:p>
      <text:p text:style-name="P12"><text:span text:style-name="T4"><text:tab/><text:tab/><text:tab/></text:span><text:span text:style-name="T5">Alcance entre 5 y 10m</text:span></text:p>
      <text:p text:style-name="P12"><text:span text:style-name="T4"><text:tab/><text:tab/><text:tab/>Tecnica MU MIMO</text:span></text:p>
      <text:p text:style-name="P13"><text:span text:style-name="T2"><text:tab/><text:tab/><text:tab/>Soporta hasta 4 transmisiones simultaneas</text:span></text:p>
      <text:list xml:id="list93635441157388" text:continue-numbering="true" text:style-name="L2">
        <text:list-item>
          <text:list>
            <text:list-header>
              <text:p text:style-name="P10"/>
            </text:list-header>
          </text:list>
        </text:list-item>
      </text:list>
      <text:p text:style-name="P6">NOTA: Usa estas fuentes para documentarte </text:p>
      <text:p text:style-name="P6"><text:a xlink:type="simple" xlink:href="http://www.testdevelocidad.es/2016/08/11/conoce-cuales-todos-los-estandares-wi-fi-existen/" text:style-name="Internet_20_link" text:visited-style-name="Visited_20_Internet_20_Link">http://www.testdevelocidad.es/2016/08/11/conoce-cuales-todos-los-estandares-wi-fi-existen/</text:a></text:p>
      <text:p text:style-name="P6"><text:a xlink:type="simple" xlink:href="http://www.xataka.com/ordenadores/los-nuevos-tipos-de-wifi-ac-ad-y-halow-asi-conseguiremos-100-gbps" text:style-name="Internet_20_link" text:visited-style-name="Visited_20_Internet_20_Link">http://www.xataka.com/ordenadores/los-nuevos-tipos-de-wifi-ac-ad-y-halow-asi-conseguiremos-100-gbps</text:a></text:p>
      <text:p text:style-name="P6"/>
      <text:p text:style-name="P2"/>
      <text:list xml:id="list93636244054648" text:continue-list="list93635500401831" text:style-name="L1">
        <text:list-item>
          <text:p text:style-name="P8">Reúnete con tu grupo de especialistas y por turnos explicad vuestras ideas (anota nuevas ideas que os aporten) (15 min).</text:p>
          <text:p text:style-name="P8"/>
        </text:list-item>
        <text:list-item>
          <text:p text:style-name="P9">Reúnete con tu grupo base y por turnos explicad las ideas que hayan salido del grupo de especialistas y generar un documento que contenga todas las cuestiones (15 min, 5 min por especialis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Luxi Sans" svg:font-family="'Luxi Sans'"/>
    <style:font-face style:name="Courier New" svg:font-family="'Courier New'" style:font-family-generic="modern"/>
    <style:font-face style:name="Arial3" svg:font-family="Arial"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3"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3"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3"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4"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1"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2" draw:style-name="Mgr2" draw:text-style-name="MP4" svg:width="19.021cm" svg:height="1.276cm" svg:x="-0.751cm" svg:y="0.233cm"><draw:text-box><text:p text:style-name="MP2"><text:span text:style-name="MT4">INFORMATIKA-SISTEMAK / SISTEMAS INFORMÁTICOS</text:span></text:p></draw:text-box></draw:frame><draw:rect text:anchor-type="paragraph" draw:z-index="3" draw:style-name="Mgr3" draw:text-style-name="MP5" svg:width="19.52cm" svg:height="3.811cm" svg:x="-1.251cm" svg:y="0cm"><text:p/></draw:rect><draw:frame draw:style-name="Mfr1" draw:name="gráficos1" text:anchor-type="paragraph" svg:x="-0.575cm" svg:y="1.552cm" svg:width="3.868cm" svg:height="1.515cm" draw:z-index="5"><draw:image xlink:href="Pictures/100000000000025A000000ECAFD4CBCCCC384CF8.jpg" xlink:type="simple" xlink:show="embed" xlink:actuate="onLoad"/></draw:frame></text:p>
      </style:header>
      <style:header-left>
        <text:p text:style-name="Header_20_left"/>
      </style:header-left>
      <style:footer>
        <text:p text:style-name="MP6"><draw:frame draw:style-name="Mfr2" draw:name="Frame1" text:anchor-type="paragraph" svg:y="0.002cm" svg:width="0.563cm" draw:z-index="0"><draw:text-box fo:min-height="0.041cm"><text:p text:style-name="MP7"><text:span text:style-name="Page_20_Number"><text:page-number text:select-page="current">1</text:page-number></text:span></text:p></draw:text-box></draw:frame></text:p>
      </style:footer>
      <style:footer-left>
        <text:p text:style-name="MP8"><draw:frame draw:style-name="Mfr2" draw:name="Frame2" text:anchor-type="paragraph" svg:y="0.002cm" svg:width="0.563cm" draw:z-index="0"><draw:text-box fo:min-height="0.041cm"><text:p text:style-name="Footer"><text:span text:style-name="Page_20_Number"><text:page-number text:select-page="current">0</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1</dc:title>
    <meta:creation-date>2016-11-29T12:01:17</meta:creation-date>
    <meta:editing-cycles>28</meta:editing-cycles>
    <meta:editing-duration>PT9H17M54S</meta:editing-duration>
    <meta:initial-creator>B. I-I </meta:initial-creator>
    <dc:date>2017-12-13T09:36:33.847371062</dc:date>
    <meta:document-statistic meta:table-count="0" meta:image-count="1" meta:object-count="0" meta:page-count="1" meta:paragraph-count="26" meta:word-count="206" meta:character-count="1730" meta:non-whitespace-character-count="1518"/>
    <meta:user-defined meta:name="Info 1"/>
    <meta:user-defined meta:name="Info 2"/>
    <meta:user-defined meta:name="Info 3"/>
    <meta:user-defined meta:name="Info 4"/>
  </office:meta>
</office:document-meta>
</file>